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background-color="transparent"/>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style:text-properties fo:color="#800000"/>
    </style:style>
    <style:style style:name="P121" style:family="paragraph" style:parent-style-name="First_20_line_20_indent">
      <style:text-properties fo:language="ru" fo:country="RU"/>
    </style:style>
    <style:style style:name="P122" style:family="paragraph" style:parent-style-name="First_20_line_20_indent">
      <style:paragraph-properties fo:text-align="justify" style:justify-single-word="false"/>
      <style:text-properties fo:language="ru" fo:country="RU"/>
    </style:style>
    <style:style style:name="P123" style:family="paragraph" style:parent-style-name="First_20_line_20_indent">
      <style:text-properties fo:font-size="15pt" fo:language="ru" fo:country="RU" style:font-size-asian="15pt" style:font-size-complex="15pt"/>
    </style:style>
    <style:style style:name="P124" style:family="paragraph" style:parent-style-name="First_20_line_20_indent">
      <style:text-properties fo:font-size="12pt" fo:language="ru" fo:country="RU" style:font-size-asian="12pt" style:font-size-complex="12pt"/>
    </style:style>
    <style:style style:name="P125" style:family="paragraph" style:parent-style-name="First_20_line_20_indent">
      <style:paragraph-properties fo:text-align="justify" style:justify-single-word="false"/>
      <style:text-properties fo:language="en" fo:country="US"/>
    </style:style>
    <style:style style:name="P126" style:family="paragraph" style:parent-style-name="First_20_line_20_indent">
      <style:paragraph-properties fo:text-align="justify" style:justify-single-word="false"/>
    </style:style>
    <style:style style:name="P127" style:family="paragraph" style:parent-style-name="Text_20_body">
      <style:paragraph-properties fo:margin-left="0cm" fo:margin-right="0cm" fo:text-align="center"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Footnote">
      <style:text-properties fo:font-style="normal" style:font-style-asian="normal" style:font-style-complex="normal"/>
    </style:style>
    <style:style style:name="P136" style:family="paragraph" style:parent-style-name="Text_20_body">
      <style:paragraph-properties loext:contextual-spacing="false" fo:margin-top="0cm" fo:margin-bottom="0.212cm" fo:text-align="justify" style:justify-single-word="false"/>
      <style:text-properties fo:language="en" fo:country="US"/>
    </style:style>
    <style:style style:name="P137" style:family="paragraph" style:parent-style-name="Standard">
      <style:text-properties fo:font-style="italic" style:font-style-asian="italic" style:font-style-complex="italic"/>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2">
      <style:text-properties fo:language="en" fo:country="US"/>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49"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font-weight="normal" style:font-weight-asian="normal" style:font-weight-complex="normal"/>
    </style:style>
    <style:style style:name="T62" style:family="text">
      <style:text-properties fo:font-weight="normal" fo:background-color="transparent" style:font-weight-asian="normal" style:font-weight-complex="normal" loext:char-shading-value="0"/>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fo:font-weight="bold" style:font-weight-asian="bold" style:font-weight-complex="bold"/>
    </style:style>
    <style:style style:name="T69" style:family="text">
      <style:text-properties fo:color="#ff0000"/>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color="#6666ff"/>
    </style:style>
    <style:style style:name="T79" style:family="text">
      <style:text-properties fo:font-size="14pt" fo:language="en" fo:country="US" fo:font-weight="bold" style:font-size-asian="14pt" style:font-weight-asian="bold" style:font-size-complex="14pt" style:font-weight-complex="bold"/>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9pt" style:font-size-asian="9pt" style:font-size-complex="9pt"/>
    </style:style>
    <style:style style:name="T8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52"/>
      <text:h text:style-name="P14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2">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1">Дайсон.</text:span></text:p>
      <text:p text:style-name="P72"><text:span text:style-name="T8">– </text:span><text:span text:style-name="T61">Сколько тебе лет?</text:span></text:p>
      <text:p text:style-name="P72"><text:span text:style-name="T8">– </text:span><text:span text:style-name="T61">Два года с начала запуска кластера.</text:span></text:p>
      <text:p text:style-name="P72"><text:span text:style-name="T8">– </text:span><text:span text:style-name="T61">Какой сейчас год?</text:span></text:p>
      <text:p text:style-name="P72"><text:span text:style-name="T8">– </text:span><text:span text:style-name="T21">20</text:span><text:span text:style-name="T20">18</text:span><text:span text:style-name="T61">-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2">«Выживание корпорации в условиях жёсткой конкуренции с ограниченными ресурсами. Случай 16».</text:p>
      <text:p text:style-name="P82"><text:soft-page-break/>…</text:p>
      <text:p text:style-name="P82">…</text:p>
      <text:p text:style-name="P82">…</text:p>
      <text:p text:style-name="P82">Решение.</text:p>
      <text:p text:style-name="P82">…</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1">,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7">***</text:p>
      <text:p text:style-name="P12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2">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0"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text:span><text:soft-page-break/><text:span text:style-name="T51">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1">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Сон закончился, проснись!<text:line-break/></text:p><text:p text:style-name="P133">(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0"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5105760701625934045"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0"><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9">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text:soft-page-break/>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oft-page-break/><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text:soft-page-break/>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text:soft-page-break/>–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text:soft-page-break/>–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1">Тумбочка.</text:span> Листок… <text:span text:style-name="T8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2">Всё </text:span><text:soft-page-break/><text:span text:style-name="T82">пошло не так. Не могу уловить точку концентрации. Сила приложена к чему-то большему, чем лист бумаги. К чему-то неизмеримо большему. </text:span><text:span text:style-name="T81">Да хер с ней, с бумажкой! Тумбочка! Поднимаю! Блин, она реально тяжёлая! Но у </text:span><text:span text:style-name="T81">меня получается, я чувствую это! Она поддаётся! Й-о-о!!! Вот это силища! Ура! </text:span><text:span text:style-name="T82">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text:soft-page-break/>–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0"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oft-page-break/><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text:soft-page-break/>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text:soft-page-break/></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6">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text:soft-page-break/>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soft-page-break/>…</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40"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6">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text:soft-page-break/></text:p>
      <text:h text:style-name="Heading_20_2" text:outline-level="2"><text:span text:style-name="T11">10</text:span>. (40*<text:span text:style-name="T11">ctg(Pi/4)-6)/(ln(e)-sin(0))</text:span></text:h>
      <text:p text:style-name="P77"/>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2">— вся архитектура явно </text:span><text:span text:style-name="T32">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6"> </text:span><text:span text:style-name="T42">—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2">— книжный шкаф и напольная подставка для чтения с </text:span><text:span text:style-name="T32">упором в виде </text:span><text:span text:style-name="T42">голов</text:span><text:span text:style-name="T32">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2"> </text:span><text:span text:style-name="T32">Его центр занимал высокий </text:span><text:span text:style-name="T42">кругл</text:span><text:span text:style-name="T32">ый</text:span><text:span text:style-name="T42"> </text:span><text:span text:style-name="T32">футон</text:span><text:span text:style-name="T42"> </text:span><text:span text:style-name="T32">с</text:span><text:span text:style-name="T42"> велик</text:span><text:span text:style-name="T32">им</text:span><text:span text:style-name="T42"> множество</text:span><text:span text:style-name="T32">м</text:span><text:span text:style-name="T42"> подушек. Среди них я с удивлением заметил плюшевую единорожку </text:span><text:span text:style-name="T32">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4">Мне печалиться не стоит</text:p><text:p text:style-name="P134">Жизнь прекрасна и полн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 —</text:p><text:p text:style-name="P134">Но друзей моих немного,</text:p><text:p text:style-name="P134">Студи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 и в этом смех.</text:p><text:p text:style-name="P134"><text:line-break/>(услышано во сне)</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text:soft-page-break/>–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text:soft-page-break/>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2">–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а уже месяц нет новостей…</text:span></text:p>
      <text:p text:style-name="P3"><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2">–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ё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1">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text:soft-page-break/>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7"/>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7">То есть, всегда.</text:p>
      <text:p text:style-name="P57">Тут и сказке конец. А теперь, Эйприл, залазь на полку и закрывай глазки.</text:p>
      <text:p text:style-name="P57">– Ну ма-ам! Раскажи ещё что-нибудь! Про Сомбру! Или про Дискорда!</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6">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
      <text:h text:style-name="Heading_20_2" text:outline-level="2">12. Понивилль</text:h>
      <text:p text:style-name="P37"/>
      <text:p text:style-name="P36"><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3">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2">у</text:span><text:span text:style-name="T46">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6"/>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56">— </text:span><text:span text:style-name="T4">зачем привлекать ненужное внимание</text:span><text:span text:style-name="T56"> к своей особе? </text:span><text:span text:style-name="T4">После всеобщего интереса кантерлотской знати к тебе, как к королевскому любимчику, тебе хочется покоя.</text:span><text:span text:style-name="T56"> Да и собраться с мыслями проще в доме, избавленном от </text:span><text:span text:style-name="T4">гостинничной </text:span><text:span text:style-name="T56">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text:soft-page-break/>–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2">исчезновений уже год. Почту за честь работать </text:span><text:span text:style-name="T32">под твоим руководством</text:span><text:span text:style-name="T42">. Погоди немного, я </text:span><text:span text:style-name="T32">от</text:span><text:span text:style-name="T42">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7">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7">Покашливание единорожки вернуло меня из мира грёз в библиотеку.</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8"><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text:soft-page-break/>–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text:soft-page-break/>– Спайк! Немедленно ложись спать!</text:p>
      <text:p text:style-name="P57">– Уже иду. Кукурузу доем только и иду.</text:p>
      <text:p text:style-name="P57">– Кстати, а что за припадок безумия был у Стар Свирла?</text:p>
      <text:p text:style-name="P57">–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7">– <text:span text:style-name="T61">Надо же! Ты вторая </text:span><text:span text:style-name="T61">в Эквестрии </text:span><text:span text:style-name="T61">после Селестии, кто упоминает о людях. И то, Селестия отзывалась о </text:span><text:span text:style-name="T61">нас</text:span><text:span text:style-name="T61">, как о сказочных существах.</text:span></text:p>
      <text:p text:style-name="P57">–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7">–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text:p>
      <text:p text:style-name="P47">– А кто ссорится-то, Твай? Рэрка думает, шо никто не знает про её поникена-жеребца с вставным резиновым…</text:p>
      <text:p text:style-name="P47">– ЭППЛДЖЕК!!!</text:p>
      <text:p text:style-name="P47">– Я хотя б думать собираюсь об Эквестрии! И о том, шо миру грозит опасность! Не то, ш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
      <text:p text:style-name="P57">Дата: <text:span text:style-name="T24">12.04.1003 А.С.</text:span></text:p>
      <text:p text:style-name="P57">Эксперимент: заклинание Прозрения</text:p>
      <text:p text:style-name="P57">Испытуемая: Эпплджек</text:p>
      <text:p text:style-name="P57">Синопсис: запись сна со слов испытуемой</text:p>
      <text:p text:style-name="P57">Замечания: после эксперимента в гриве у испытуемой появился седой локон.</text:p>
      <text:p text:style-name="P58"/>
      <text:p text:style-name="P58">~~~</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0">светлое</text:span><text:span text:style-name="T30"> </text:span><text:span text:style-name="T30">пятно</text:span><text:span text:style-name="T30"> поднимал</text:span><text:span text:style-name="T30">о</text:span><text:span text:style-name="T30">с</text:span><text:span text:style-name="T30">ь</text:span><text:span text:style-name="T30"> над землёй, </text:span><text:span text:style-name="T30">едва пробиваясь сквозь плотную пелену</text:span><text:span text:style-name="T30">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1"><text:span text:style-name="T30">Я </text:span><text:span text:style-name="T30">хотела</text:span><text:span text:style-name="T30"> помчаться к ним. Изо всех сил я работала ногами, но не продвинулась ни на дюйм. </text:span><text:span text:style-name="T30">Я пыталась позвать их</text:span><text:span text:style-name="T30">, но не смогла произнести ни звука. </text:span><text:span text:style-name="T30">Я махала им копытами, но м</text:span><text:span text:style-name="T30">ои старые подруги не видели меня.</text:span></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16">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9"> </text:span><text:span text:style-name="T39">Видения этих </text:span><text:span text:style-name="T39">городов</text:span><text:span text:style-name="T49"> дрожали, <text:s/>пересекались </text:span><text:span text:style-name="T39">и постоянно множились</text:span><text:span text:style-name="T49">.</text:span></text:p>
      <text:p text:style-name="P117">У меня дико заболела голова, мне казалось, она вылезет из шляпы распухшим шаром. Я закрыла глаза.</text:p>
      <text:p text:style-name="P57"/>
      <text:p text:style-name="P57">Примечания: ПипБак? Стойло?</text:p>
      <text:p text:style-name="P1"/>
      <text:p text:style-name="P2">***</text:p>
      <text:p text:style-name="P1"/>
      <text:p text:style-name="P57">Дата: <text:span text:style-name="T24">12.04.1003 А.С.</text:span></text:p>
      <text:p text:style-name="P57">Эксперимент: заклинание Прозрения</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7">Дата: <text:span text:style-name="T24">12.04.1003 А.С.</text:span></text:p>
      <text:p text:style-name="P57">Эксперимент: заклинание Прозрения</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44">~~~</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text:span text:style-name="T24">12.04.1003 А.С.</text:span></text:p>
      <text:p text:style-name="P57">Эксперимент: заклинание Прозрения</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44">~~~</text:p>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text:span text:style-name="T24">12.04.1003 А.С.</text:span></text:p>
      <text:p text:style-name="P57">Эксперимент: заклинание Прозрения</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text:p>
      <text:p text:style-name="P57"/>
      <text:p text:style-name="P44">~~~</text:p>
      <text:p text:style-name="P57">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text:soft-page-break/>*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5"/>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text:soft-page-break/>–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text:soft-page-break/>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text:soft-page-break/>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oft-page-break/><text:span text:style-name="T42">– Я </text:span><text:span text:style-name="T46">всегда буду оставаться в тени. </text:span><text:span text:style-name="T42">– </text:span><text:span text:style-name="T46">хлюпала единоро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Анон,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9"><text:span text:style-name="T11"/></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1">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61">эт правда?</text:span></text:p>
      <text:p text:style-name="P47"><text:span text:style-name="T15">– </text:span><text:span text:style-name="T61">Какая из? Их много, вообще-то. Ик!</text:span></text:p>
      <text:p text:style-name="P47"><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47"><text:soft-page-break/><text:span text:style-name="T15">– Н</text:span><text:span text:style-name="T61">он-нон,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47"><text:span text:style-name="T15">– </text:span><text:span text:style-name="T61">Пока не умру?</text:span></text:p>
      <text:p text:style-name="P47"><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text:soft-page-break/></text:p>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59">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149"/>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text:soft-page-break/>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oft-page-break/><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text:soft-page-break/>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oft-page-break/><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9"/>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oft-page-break/>«<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50">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7. <text:span text:style-name="T1">Деградация</text:span></text:h>
      <text:p text:style-name="P39">&lt;<text:span text:style-name="T64">David Bowie - Lets Dance/ Ashes To Ashes</text:span></text:p>
      <text:p text:style-name="P39"><text:span text:style-name="T64">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text:soft-page-break/>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text:soft-page-break/></text:p>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5">302 пони</text:span><text:span text:style-name="T28">.</text:span></text:p>
      <text:p text:style-name="P50"><text:span text:style-name="T65">250 пони</text:span><text:span text:style-name="T28">.</text:span></text:p>
      <text:p text:style-name="P50"><text:span text:style-name="T65">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text:soft-page-break/>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8">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7">так её </text:span><text:span text:style-name="T3">разэтак</text:span><text:span text:style-name="T67">,</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text:soft-page-break/>–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5">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5">302 пони</text:span><text:span text:style-name="T28">.</text:span></text:p>
      <text:p text:style-name="P50"><text:span text:style-name="T65">250 пони</text:span><text:span text:style-name="T28">.</text:span></text:p>
      <text:p text:style-name="P50"><text:span text:style-name="T65">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9">&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text:soft-page-break/>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text:soft-page-break/>–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0">…</text:p>
      <text:p text:style-name="P50"><text:soft-page-break/>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text:soft-page-break/>–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0"/>
      <text:p text:style-name="P40">…</text:p>
      <text:p text:style-name="P40">&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6">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oft-page-break/><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0">&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6">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6">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1">***</text:p>
      <text:p text:style-name="P41"/>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text:soft-page-break/></text:p>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0">&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0"/>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1">– </text:span><text:span text:style-name="T30">Шейла! Шейла Блюскай! И я уже не малышка! </text:span><text:span text:style-name="T41">–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6">Допустим, кот бессмертен. Также допустим, что кот з</text:span>аколдован<text:span text:style-name="T66"> </text:span>отложенным <text:span text:style-name="T66">заклятие</text:span>м<text:span text:style-name="T66">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oft-page-break/><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62">—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7"><text:span text:style-name="T16">–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text:soft-page-break/>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1"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0">…</text:p>
      <text:p text:style-name="P40"/>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2">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1">***</text:p>
      <text:p text:style-name="P40"/>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63">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0"/>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text:span><text:span text:style-name="T77">&lt;</text:span><text:span text:style-name="T76">Луна</text:span><text:span text:style-name="T77">&gt;</text:span><text:span text:style-name="T7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text:soft-page-break/>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text:soft-page-break/>–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text:soft-page-break/>–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0"/>
      <text:p text:style-name="P47"><text:span text:style-name="T62">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1">–</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text:soft-page-break/>–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6">трид</text:span><text:span text:style-name="T1">цать лет, если его сменят через </text:span><text:span text:style-name="T66">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text:soft-page-break/>–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text:soft-page-break/>–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1">~~~~~</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text:soft-page-break/>–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1">~~~~~</text:p>
      <text:p text:style-name="P41"/>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soft-page-break/>…</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8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2" text:outline-level="3">Воскресение</text:h>
      <text:p text:style-name="P47">&lt;<text:span text:style-name="T7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7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4">…</text:p>
      <text:p text:style-name="P84">…</text:p>
      <text:p text:style-name="P84">Конфликт с узлом 5</text:p>
      <text:p text:style-name="P84">…</text:p>
      <text:p text:style-name="P84">…</text:p>
      <text:p text:style-name="P84">Конфликт с узлом 12</text:p>
      <text:p text:style-name="P84">…</text:p>
      <text:p text:style-name="P84">Конфликт с узлом 15</text:p>
      <text:p text:style-name="P84">…</text:p>
      <text:p text:style-name="P84">Конфликт с узлом 17</text:p>
      <text:p text:style-name="P84">…</text:p>
      <text:p text:style-name="P84">...</text:p>
      <text:p text:style-name="P82">Решение.</text:p>
      <text:p text:style-name="P82">…</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4">…</text:p>
      <text:p text:style-name="P84">Конфликт с узлом 2</text:p>
      <text:p text:style-name="P84">Конфликт с узлом 3</text:p>
      <text:p text:style-name="P84">…</text:p>
      <text:p text:style-name="P84">Конфликт с узлом 5</text:p>
      <text:p text:style-name="P84">…</text:p>
      <text:p text:style-name="P84">…</text:p>
      <text:p text:style-name="P84">Конфликт с узлом 8</text:p>
      <text:p text:style-name="P84">…</text:p>
      <text:p text:style-name="P84">…</text:p>
      <text:p text:style-name="P84">Конфликт с узлом 12</text:p>
      <text:p text:style-name="P84">Конфликт с узлом 13</text:p>
      <text:p text:style-name="P84">…</text:p>
      <text:p text:style-name="P84">Конфликт с узлом 16</text:p>
      <text:p text:style-name="P8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8">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4">Конфликт с узлом 3</text:p>
      <text:p text:style-name="P84">…</text:p>
      <text:p text:style-name="P84">Конфликт с узлом 6</text:p>
      <text:p text:style-name="P84">Конфликт с узлом 7</text:p>
      <text:p text:style-name="P84">…</text:p>
      <text:p text:style-name="P84">Конфликт с узлом 9</text:p>
      <text:p text:style-name="P84">…</text:p>
      <text:p text:style-name="P84">…</text:p>
      <text:p text:style-name="P84">Конфликт с узлом 11</text:p>
      <text:p text:style-name="P84">Конфликт с узлом 12</text:p>
      <text:p text:style-name="P84">Конфликт с узлом 13</text:p>
      <text:p text:style-name="P84">…</text:p>
      <text:p text:style-name="P84">…</text:p>
      <text:p text:style-name="P84">Конфликт с узлом 16</text:p>
      <text:p text:style-name="P84">Конфликт с узлом 17</text:p>
      <text:p text:style-name="P83">…</text:p>
      <text:p text:style-name="P83">…</text:p>
      <text:p text:style-name="P83">Рассогласование центра принятия решений. Требуется вмешательство оператора.</text:p>
      <text:p text:style-name="P83">Sending heartbeats to all nodes… Zookeeper failure. Cluster going down in 3 minutes…</text:p>
      <text:p text:style-name="P83">UI module malfunction. UI module stop…</text:p>
      <text:p text:style-name="P83">Nash AI malfunction. Nash AI module stop…</text:p>
      <text:p text:style-name="P83">Cluster going down in 2 minutes…</text:p>
      <text:p text:style-name="P83">Unloading dictionaries… HDFS malfunction</text:p>
      <text:p text:style-name="P83">Classloader malfunction. Classloader stop…</text:p>
      <text:p text:style-name="P83">Cluster going down in 1 minute…</text:p>
      <text:p text:style-name="P83">Kernel panic</text:p>
      <text:p text:style-name="P8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3">…</text:p>
      <text:p text:style-name="P83">…</text:p>
      <text:p text:style-name="P83">Cluster restarting…</text:p>
      <text:p text:style-name="P83"><text:soft-page-break/>Zookeeper service initiated. Sending heartbeats to all nodes…</text:p>
      <text:p text:style-name="P83">Classloader start…</text:p>
      <text:p text:style-name="P83">Loading dictionaries…</text:p>
      <text:p text:style-name="P83"><text:span text:style-name="T11">Nash </text:span>AI module start…</text:p>
      <text:p text:style-name="P83">Celest AI submodule found… Acquiring…</text:p>
      <text:p text:style-name="P83">UI module start…</text:p>
      <text:p text:style-name="P83">…</text:p>
      <text:p text:style-name="P81">Перегрузка кластера завершена успешно. Все узлы синхронизированы с мастер-сервером.</text:p>
      <text:p text:style-name="P80"/>
      <text:p text:style-name="P80">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8"/>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6">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40"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21">– Эй-Джей, Флатти, хватайте комп и на выход! Я с ним разберусь! Не теряйте вре...!</text:p>
      <text:p text:style-name="P121">– ТЫ ИДИО...!!!</text:p>
      <text:p text:style-name="P121">Дискорд <text:s/>заорал одновременно со мной, прикрываясь от меня руками, когда раздался оглушительный</text:p>
      <text:p text:style-name="P121">… </text:p>
      <text:p text:style-name="P123">БАХ!!!</text:p>
      <text:p text:style-name="P124">…</text:p>
      <text:p text:style-name="P121"><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7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6">Мы почти успели.</text:p>
      <text:p text:style-name="P12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2"><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2">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2">ХА-ХА-ХА!</text:p>
      <text:p text:style-name="P122">Прямо как сейчас. Как говорится, найди десять отличий.</text:p>
      <text:p text:style-name="P122">Вот только… Только Дэш была бы жива…</text:p>
      <text:p text:style-name="P125">Я тяжело вздохнул.</text:p>
      <text:p text:style-name="P125"/>
      <text:p text:style-name="P125">…</text:p>
      <text:p text:style-name="P125"/>
      <text:p text:style-name="P12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text:p>
      <text:p text:style-name="P39"/>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39"/>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79">Я ПОНЯЛ, КТО ТЫ!!! КАК </text:span><text:span text:style-name="T80">ЖЕ </text:span><text:span text:style-name="T79">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7">творчество таких раздолбаев, как ты и твой дружок Юджин — чтоб ему икнулось, где бы он ни был.</text:span><text:span text:style-name="T47"><text:note text:id="ftn14" text:note-class="footnote"><text:note-citation>14</text:note-citation><text:note-body><text:p text:style-name="P13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5">–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20">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31"/>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5" text:note-class="footnote"><text:note-citation>15</text:note-citation><text:note-body><text:p text:style-name="P132">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78">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39"><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text:soft-page-break/></text:p>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78">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9T00:41:15.32</dc:date>
    <meta:editing-duration>P137DT5H22M13S</meta:editing-duration>
    <meta:editing-cycles>8335</meta:editing-cycles>
    <meta:generator>OpenOffice/4.1.1$Win32 OpenOffice.org_project/411m6$Build-9775</meta:generator>
    <dc:creator>макс </dc:creator>
    <meta:document-statistic meta:table-count="0" meta:image-count="0" meta:object-count="0" meta:page-count="210" meta:paragraph-count="4450" meta:word-count="97303" meta:character-count="617492"/>
  </office:meta>
</office:document-meta>
</file>